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park_signal_island_RT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6" calcext:value-type="float">
            <text:p>-106</text:p>
          </table:table-cell>
          <table:table-cell table:formula="of:=[.I1]-[.$I$1]+[.$L$1]" office:value-type="float" office:value="64" calcext:value-type="float">
            <text:p>64</text:p>
          </table:table-cell>
          <table:table-cell office:value-type="float" office:value="-87.5385" calcext:value-type="float">
            <text:p>-87.5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3.182" calcext:value-type="float">
            <text:p>-233.182</text:p>
          </table:table-cell>
          <table:table-cell office:value-type="float" office:value="63.8799" calcext:value-type="float">
            <text:p>63.8799</text:p>
          </table:table-cell>
          <table:table-cell/>
          <table:table-cell office:value-type="float" office:value="-106" calcext:value-type="float">
            <text:p>-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H2]-[.$H$1]+[.$K$1]" office:value-type="float" office:value="-104.831" calcext:value-type="float">
            <text:p>-104.831</text:p>
          </table:table-cell>
          <table:table-cell table:formula="of:=[.I2]-[.$I$1]+[.$L$1]" office:value-type="float" office:value="62.5027" calcext:value-type="float">
            <text:p>62.5027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2.013" calcext:value-type="float">
            <text:p>-232.013</text:p>
          </table:table-cell>
          <table:table-cell office:value-type="float" office:value="62.3826" calcext:value-type="float">
            <text:p>62.3826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4.231" calcext:value-type="float">
            <text:p>-104.231</text:p>
          </table:table-cell>
          <table:table-cell table:formula="of:=[.I3]-[.$I$1]+[.$L$1]" office:value-type="float" office:value="60.5027" calcext:value-type="float">
            <text:p>60.5027</text:p>
          </table:table-cell>
          <table:table-cell office:value-type="float" office:value="-84.9671" calcext:value-type="float">
            <text:p>-84.9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1.413" calcext:value-type="float">
            <text:p>-231.413</text:p>
          </table:table-cell>
          <table:table-cell office:value-type="float" office:value="60.3826" calcext:value-type="float">
            <text:p>60.38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2:35:57.243838711</dc:date>
    <meta:editing-duration>PT9M20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